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1 - .............</text:p>
      <text:p text:style-name="P1">SILENCE.</text:p>
      <text:p text:style-name="P1">Bring me a horse, and I am yours forever.</text:p>
      <text:p text:style-name="P1">MP2 - Hey! Get lost kid, this is MY HIDING PLACE.</text:p>
      <text:p text:style-name="P1">Can't you see English is coming for me???</text:p>
      <text:p text:style-name="P1">HE IS COMING FOR US ALL.</text:p>
      <text:p text:style-name="P1">MP3 - Oh my god, you didn't.</text:p>
      <text:p text:style-name="P1">You DIDN'T......</text:p>
      <text:p text:style-name="P1">YOU BROUGHT ME A HORSE!</text:p>
      <text:p text:style-name="P1">Look at this glorious, knotted up horse hitcher. This is the most amazing present I have ever received. I will cherish it forever.</text:p>
      <text:p text:style-name="P1">So uh, hey...</text:p>
      <text:p text:style-name="P1">Do you come here often?</text:p>
      <text:p text:style-name="P1">Well, a deal is a deal.</text:p>
      <text:p text:style-name="P1">I am now at your command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5" meta:word-count="96" meta:character-count="464"/>
    <meta:generator>OpenOffice/4.1.2$Win32 OpenOffice.org_project/412m3$Build-9782</meta:generator>
  </office:meta>
</office:document-meta>
</file>